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Moleculair Graph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syntax</text:p>
              </text:list-item>
              <text:list-item>
                <text:p>GRAPPA translation</text:p>
              </text:list-item>
              <text:list-item>
                <text:p>Javascript</text:p>
              </text:list-item>
              <text:list-item>
                <text:p>Draw molecu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ools &amp;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ello</text:p>
              </text:list-item>
              <text:list-item>
                <text:p>Bootstrap</text:p>
              </text:list-item>
              <text:list-item>
                <text:p>Bitbucket</text:p>
              </text:list-item>
              <text:list-item>
                <text:p>Git version control</text:p>
              </text:list-item>
              <text:list-item>
                <text:p>A drawing too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echnical knowled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vaScript</text:p>
              </text:list-item>
              <text:list-item>
                <text:p>HTML</text:p>
              </text:list-item>
              <text:list-item>
                <text:p>Java</text:p>
              </text:list-item>
              <text:list-item>
                <text:p>Basic understanding of CSS</text:p>
              </text:list-item>
              <text:list-item>
                <text:p>Basic understanding of GRAP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2:33:26.022733817</meta:creation-date>
    <meta:editing-duration>PT9M23S</meta:editing-duration>
    <meta:editing-cycles>2</meta:editing-cycles>
    <meta:generator>LibreOffice/6.1.3.2$Linux_X86_64 LibreOffice_project/10$Build-2</meta:generator>
    <dc:title>Blue Curve</dc:title>
    <dc:date>2018-12-04T13:03:36.522829829</dc:date>
    <meta:document-statistic meta:object-count="47"/>
  </office:meta>
</office:document-meta>
</file>